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="solid" draw:fill-color="#5983b0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5983b0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="solid" draw:fill-color="#5983b0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="solid" draw:fill-color="#5983b0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="solid" draw:fill-color="#5983b0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="solid" draw:fill-color="#5983b0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="solid" draw:fill-color="#5983b0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="solid" draw:fill-color="#5983b0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="solid" draw:fill-color="#5983b0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="solid" draw:fill-color="#5983b0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="solid" draw:fill-color="#5983b0" draw:textarea-horizontal-align="justify" draw:textarea-vertical-align="middle" draw:auto-grow-height="false" fo:min-height="0cm" fo:min-width="0.912cm"/>
    </style:style>
    <style:style style:name="gr15" style:family="graphic" style:parent-style-name="standard">
      <style:graphic-properties draw:fill="solid" draw:fill-color="#5983b0" draw:textarea-horizontal-align="justify" draw:textarea-vertical-align="middle" draw:auto-grow-height="false" fo:min-height="0.006cm" fo:min-width="0.168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21" style:family="graphic" style:parent-style-name="standard">
      <style:graphic-properties draw:stroke="none" draw:fill="none" fo:min-height="0.8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5" style:family="graphic" style:parent-style-name="standard">
      <style:graphic-properties draw:fill="solid" draw:fill-color="#5983b0" draw:textarea-horizontal-align="justify" draw:textarea-vertical-align="middle" draw:auto-grow-height="false" fo:min-height="0.918cm" fo:min-width="0.585cm"/>
      <style:paragraph-properties style:writing-mode="lr-tb"/>
    </style:style>
    <style:style style:name="gr26" style:family="graphic" style:parent-style-name="standard">
      <style:graphic-properties draw:fill="solid" draw:fill-color="#729fcf" draw:textarea-horizontal-align="justify" draw:textarea-vertical-align="middle" draw:auto-grow-height="false" fo:min-height="0.03cm" fo:min-width="0cm"/>
    </style:style>
    <style:style style:name="gr27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="solid" draw:fill-color="#5983b0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5983b0"/>
      <style:paragraph-properties fo:text-align="center"/>
    </style:style>
    <style:style style:name="P6" style:family="paragraph">
      <loext:graphic-properties draw:fill="solid" draw:fill-color="#5983b0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95cm" svg:y1="11.034cm" svg:x2="17.656cm" svg:y2="11.02cm">
            <text:p/>
          </draw:line>
          <draw:line draw:style-name="gr2" draw:text-style-name="P3" draw:layer="layout" svg:x1="16.872cm" svg:y1="11.969cm" svg:x2="16.876cm" svg:y2="11.022cm">
            <text:p/>
          </draw:line>
          <draw:line draw:style-name="gr2" draw:text-style-name="P3" draw:layer="layout" svg:x1="16.858cm" svg:y1="10.345cm" svg:x2="16.8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svg:x1="7.85cm" svg:y1="4.928cm" svg:x2="12.355cm" svg:y2="4.928cm" draw:start-shape="id2" draw:start-glue-point="3" svg:d="M7850 4928v-501h4505v501" svg:viewBox="0 0 4506 502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94cm" draw:transform="skewX (-0.0106465084371655) rotate (-0.733038285837619) translate (13.205cm 7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8) rotate (-2.31605191739648) translate (12.078cm 8.0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7) rotate (-0.733038285837619) translate (11.129cm 5.1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38cm" svg:height="0.764cm" draw:transform="skewX (-0.00122173047639609) rotate (0.829205927622506) translate (12.681cm 6.37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2cm" draw:transform="rotate (0.829205927622506) translate (13.212cm 6.8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6.872cm" svg:y1="11.969cm" svg:x2="16.889cm" svg:y2="14.185cm" draw:start-shape="id12" svg:d="M16872 11969l17 2216" svg:viewBox="0 0 18 2217">
          <text:p/>
        </draw:connector>
        <draw:connector draw:style-name="gr4" draw:text-style-name="P3" draw:layer="layout" draw:type="line" svg:x1="16.889cm" svg:y1="7.193cm" svg:x2="16.872cm" svg:y2="9.398cm" draw:end-shape="id12" draw:end-glue-point="0" svg:d="M16889 7193l-17 2205" svg:viewBox="0 0 18 2206">
          <text:p/>
        </draw:connector>
        <draw:connector draw:style-name="gr4" draw:text-style-name="P3" draw:layer="layout" draw:type="line" svg:x1="19.427cm" svg:y1="7.221cm" svg:x2="19.469cm" svg:y2="14.185cm" svg:d="M19427 7221l42 6964" svg:viewBox="0 0 43 6965">
          <text:p/>
        </draw:connector>
        <draw:custom-shape draw:style-name="gr11" draw:text-style-name="P6" draw:layer="layout" svg:width="2.07cm" svg:height="0.682cm" draw:transform="rotate (1.5707963267949) translate (19.0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20.026cm 6.89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3.17cm" svg:y1="7.221cm" svg:x2="23.197cm" svg:y2="14.198cm" svg:d="M23170 7221l27 6977" svg:viewBox="0 0 28 6978">
          <text:p/>
        </draw:connector>
        <draw:custom-shape draw:style-name="gr13" draw:text-style-name="P5" draw:layer="layout" svg:width="1.337cm" svg:height="0.765cm" draw:transform="rotate (0.0122173047639603) translate (22.452cm 7.59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219911485751286) rotate (0.0122173047639603) translate (22.429cm 8.34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6cm" draw:transform="skewX (-0.00122173047639603) rotate (0.0122173047639603) translate (22.494cm 8.6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219911485751285) rotate (0.0122173047639603) translate (22.475cm 9.4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5" draw:layer="layout" svg:width="1.336cm" svg:height="0.765cm" draw:transform="skewX (-0.00122173047639603) rotate (0.0122173047639603) translate (22.524cm 9.725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cm" draw:transform="skewX (-0.0111701072127637) rotate (0.0122173047639603) translate (22.5cm 10.47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2.531cm 13.11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109955742875643) rotate (0.0122173047639603) translate (22.509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2.475cm 11.9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109955742875643) rotate (0.0122173047639603) translate (22.4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98cm" svg:y1="15.366cm" svg:x2="4.804cm" svg:y2="15.341cm">
            <text:p/>
          </draw:line>
          <draw:line draw:style-name="gr2" draw:text-style-name="P3" draw:layer="layout" svg:x1="3.297cm" svg:y1="15.361cm" svg:x2="4.803cm" svg:y2="15.336cm">
            <text:p/>
          </draw:line>
          <draw:line draw:style-name="gr2" draw:text-style-name="P3" draw:layer="layout" svg:x1="4.396cm" svg:y1="15.531cm" svg:x2="3.648cm" svg:y2="15.547cm">
            <text:p/>
          </draw:line>
          <draw:line draw:style-name="gr2" draw:text-style-name="P3" draw:layer="layout" svg:x1="4.198cm" svg:y1="15.699cm" svg:x2="3.839cm" svg:y2="15.707cm">
            <text:p/>
          </draw:line>
          <draw:line draw:style-name="gr2" draw:text-style-name="P3" draw:layer="layout" svg:x1="4.031cm" svg:y1="15.337cm" svg:x2="4.017cm" svg:y2="14.917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8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9" draw:text-style-name="P10" draw:layer="layout" svg:width="1.502cm" svg:height="1.419cm" svg:x="9.953cm" svg:y="4.623cm">
          <draw:text-box>
            <text:p text:style-name="P9">D<text:span text:style-name="T2">2</text:span></text:p>
          </draw:text-box>
        </draw:frame>
        <draw:frame draw:style-name="gr18" draw:text-style-name="P10" draw:layer="layout" svg:width="1.502cm" svg:height="1.114cm" svg:x="16.889cm" svg:y="11.034cm">
          <draw:text-box>
            <text:p text:style-name="P9">C<text:span text:style-name="T2">1</text:span></text:p>
          </draw:text-box>
        </draw:frame>
        <draw:frame draw:style-name="gr20" draw:text-style-name="P10" draw:layer="layout" svg:width="1.502cm" svg:height="1.114cm" svg:x="20.293cm" svg:y="5.777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9.7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85cm" svg:y="10.753cm">
          <draw:text-box>
            <text:p text:style-name="P9"><text:span text:style-name="T3">V</text:span><text:span text:style-name="T4">2</text:span></text:p>
          </draw:text-box>
        </draw:frame>
        <draw:frame draw:style-name="gr21" draw:text-style-name="P11" draw:layer="layout" svg:width="2.196cm" svg:height="1.114cm" svg:x="8.193cm" svg:y="10.731cm">
          <draw:text-box>
            <text:p>=nV<text:span text:style-name="T2">1</text:span>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3.0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1.502cm" svg:height="1.092cm" svg:x="14.28cm" svg:y="6.186cm">
          <draw:text-box>
            <text:p text:style-name="P9">4</text:p>
          </draw:text-box>
        </draw:frame>
        <draw:frame draw:style-name="gr22" draw:text-style-name="P10" draw:layer="layout" svg:width="1.502cm" svg:height="1.092cm" svg:x="23.06cm" svg:y="6.484cm">
          <draw:text-box>
            <text:p text:style-name="P9">5</text:p>
          </draw:text-box>
        </draw:frame>
        <draw:frame draw:style-name="gr22" draw:text-style-name="P10" draw:layer="layout" svg:width="1.502cm" svg:height="1.092cm" svg:x="7.071cm" svg:y="4.163cm">
          <draw:text-box>
            <text:p text:style-name="P9">2</text:p>
          </draw:text-box>
        </draw:frame>
        <draw:frame draw:style-name="gr22" draw:text-style-name="P10" draw:layer="layout" svg:width="1.502cm" svg:height="1.092cm" svg:x="7.154cm" svg:y="14.459cm">
          <draw:text-box>
            <text:p text:style-name="P9">3</text:p>
          </draw:text-box>
        </draw:frame>
        <draw:custom-shape draw:style-name="gr23" draw:text-style-name="P12" draw:layer="layout" svg:width="1.494cm" svg:height="1.003cm" svg:x="22.453cm" svg:y="10.73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.501cm" svg:height="0.878cm" svg:x="22.453cm" svg:y="10.73cm">
          <draw:text-box>
            <text:p text:style-name="P9"><text:span text:style-name="T5">x20</text:span></text:p>
          </draw:text-box>
        </draw:frame>
        <draw:custom-shape draw:style-name="gr25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46cm" svg:y1="8.342cm" svg:x2="5.457cm" svg:y2="4.77cm" draw:start-shape="id13" draw:start-glue-point="4" svg:d="M5460 8342v-2036h-3v-1536" svg:viewBox="0 0 4 3573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708cm" svg:height="1.114cm" svg:x="5.363cm" svg:y="10.834cm">
          <draw:text-box>
            <text:p text:style-name="P9"><text:span text:style-name="T3">V</text:span><text:span text:style-name="T4">1</text:span></text:p>
          </draw:text-box>
        </draw:frame>
        <draw:custom-shape draw:style-name="gr26" draw:text-style-name="P7" xml:id="id14" draw:id="id14" draw:layer="layout" svg:width="0.328cm" svg:height="0.396cm" svg:x="5.305cm" svg:y="4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3" draw:layer="layout" svg:x1="5.453cm" svg:y1="9.083cm" svg:x2="5.453cm" svg:y2="10.074cm">
          <text:p/>
        </draw:line>
        <draw:frame draw:style-name="gr28" draw:text-style-name="P10" draw:layer="layout" svg:width="2.371cm" svg:height="1.362cm" svg:x="5.482cm" svg:y="14.917cm">
          <draw:text-box>
            <text:p text:style-name="P9"><text:span text:style-name="T3">0</text:span></text:p>
          </draw:text-box>
        </draw:frame>
        <draw:frame draw:style-name="gr28" draw:text-style-name="P10" draw:layer="layout" svg:width="2.371cm" svg:height="1.362cm" svg:x="5.633cm" svg:y="4.427cm">
          <draw:text-box>
            <text:p text:style-name="P9"><text:span text:style-name="T3">1</text:span></text:p>
          </draw:text-box>
        </draw:frame>
        <draw:connector draw:style-name="gr29" draw:text-style-name="P14" xml:id="id15" draw:id="id15" draw:layer="layout" draw:type="line" svg:x1="5.585cm" svg:y1="4.862cm" svg:x2="0.861cm" svg:y2="4.859cm" draw:start-shape="id14" draw:start-glue-point="9" svg:d="M5585 4862l-4724-3" svg:viewBox="0 0 4725 4">
          <text:p/>
        </draw:connector>
        <draw:connector draw:style-name="gr29" draw:text-style-name="P14" xml:id="id16" draw:id="id16" draw:layer="layout" draw:type="line" svg:x1="0.861cm" svg:y1="4.859cm" svg:x2="0.888cm" svg:y2="14.903cm" draw:start-shape="id15" draw:start-glue-point="3" svg:d="M861 4859l27 10044" svg:viewBox="0 0 28 10045">
          <text:p/>
        </draw:connector>
        <draw:connector draw:style-name="gr29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30" draw:text-style-name="P4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0" draw:layer="layout" svg:width="1.739cm" svg:height="1.673cm" svg:x="0.288cm" svg:y="8.995cm">
          <draw:text-box>
            <text:p text:style-name="P9"><text:span text:style-name="T3">V</text:span><text:span text:style-name="T3">s</text:span></text:p>
            <text:p text:style-name="P9"><text:span text:style-name="T3">~</text:span></text:p>
          </draw:text-box>
        </draw:frame>
        <draw:g>
          <draw:line draw:style-name="gr2" draw:text-style-name="P3" draw:layer="layout" svg:x1="18.706cm" svg:y1="14.661cm" svg:x2="20.212cm" svg:y2="14.636cm">
            <text:p/>
          </draw:line>
          <draw:line draw:style-name="gr2" draw:text-style-name="P3" draw:layer="layout" svg:x1="18.705cm" svg:y1="14.656cm" svg:x2="20.211cm" svg:y2="14.631cm">
            <text:p/>
          </draw:line>
          <draw:line draw:style-name="gr2" draw:text-style-name="P3" draw:layer="layout" svg:x1="19.804cm" svg:y1="14.826cm" svg:x2="19.056cm" svg:y2="14.842cm">
            <text:p/>
          </draw:line>
          <draw:line draw:style-name="gr2" draw:text-style-name="P3" draw:layer="layout" svg:x1="19.606cm" svg:y1="14.994cm" svg:x2="19.247cm" svg:y2="15.002cm">
            <text:p/>
          </draw:line>
          <draw:line draw:style-name="gr2" draw:text-style-name="P3" draw:layer="layout" svg:x1="19.439cm" svg:y1="14.632cm" svg:x2="19.425cm" svg:y2="14.212cm">
            <text:p/>
          </draw:line>
        </draw:g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5983b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8">08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8">08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5</meta:editing-cycles>
    <meta:creation-date>2014-07-21T10:31:21</meta:creation-date>
    <dc:date>2021-05-08T15:38:50.722093466</dc:date>
    <meta:editing-duration>P2DT5H47M26S</meta:editing-duration>
    <meta:generator>LibreOffice/6.4.6.2$Linux_X86_64 LibreOffice_project/40$Build-2</meta:generator>
    <meta:document-statistic meta:object-count="12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